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3pt" style:font-size-asian="11.3500003814697pt" style:font-size-complex="13pt"/>
    </style:style>
    <style:style style:name="P2" style:family="paragraph" style:parent-style-name="Standard">
      <style:text-properties fo:font-size="24pt" style:text-underline-style="solid" style:text-underline-width="auto" style:text-underline-color="font-color" officeooo:rsid="00097eaf" officeooo:paragraph-rsid="00097eaf" style:font-size-asian="21pt" style:font-size-complex="24pt"/>
    </style:style>
    <style:style style:name="P3" style:family="paragraph" style:parent-style-name="Standard">
      <style:text-properties fo:font-size="14pt" style:text-underline-style="none" officeooo:rsid="00097eaf" officeooo:paragraph-rsid="00097eaf" style:font-size-asian="12.25pt" style:font-size-complex="14pt"/>
    </style:style>
    <style:style style:name="P4" style:family="paragraph" style:parent-style-name="Standard">
      <style:text-properties fo:font-size="14pt" style:text-underline-style="none" officeooo:rsid="000b109f" officeooo:paragraph-rsid="000b109f" style:font-size-asian="12.25pt" style:font-size-complex="14pt"/>
    </style:style>
    <style:style style:name="P5" style:family="paragraph" style:parent-style-name="Standard">
      <style:text-properties officeooo:paragraph-rsid="00097eaf"/>
    </style:style>
    <style:style style:name="P6" style:family="paragraph" style:parent-style-name="Standard">
      <style:text-properties fo:font-size="14pt" style:text-underline-style="none" officeooo:rsid="00097eaf" officeooo:paragraph-rsid="00097eaf" style:font-size-asian="12.25pt" style:font-size-complex="14pt"/>
    </style:style>
    <style:style style:name="P7" style:family="paragraph" style:parent-style-name="Standard">
      <style:text-properties fo:font-size="14pt" style:text-underline-style="none" officeooo:rsid="000b6fc3" officeooo:paragraph-rsid="000b6fc3" style:font-size-asian="12.25pt" style:font-size-complex="14pt"/>
    </style:style>
    <style:style style:name="P8" style:family="paragraph" style:parent-style-name="Standard">
      <style:text-properties fo:font-size="14pt" style:text-underline-style="none" officeooo:rsid="000b6fc3" officeooo:paragraph-rsid="000c0fb1" style:font-size-asian="12.25pt" style:font-size-complex="14pt"/>
    </style:style>
    <style:style style:name="P9" style:family="paragraph" style:parent-style-name="Standard">
      <style:text-properties fo:font-size="14pt" style:text-underline-style="none" officeooo:rsid="000c0fb1" officeooo:paragraph-rsid="000c0fb1" style:font-size-asian="12.25pt" style:font-size-complex="14pt"/>
    </style:style>
    <style:style style:name="P10" style:family="paragraph" style:parent-style-name="Standard">
      <style:text-properties officeooo:paragraph-rsid="000c0fb1"/>
    </style:style>
    <style:style style:name="T1" style:family="text">
      <style:text-properties fo:font-size="14pt" style:text-underline-style="none" officeooo:rsid="00097eaf" style:font-size-asian="12.25pt" style:font-size-complex="14pt"/>
    </style:style>
    <style:style style:name="T2" style:family="text">
      <style:text-properties fo:font-size="14pt" style:text-underline-style="none" officeooo:rsid="000b109f" style:font-size-asian="12.25pt" style:font-size-complex="14pt"/>
    </style:style>
    <style:style style:name="T3" style:family="text">
      <style:text-properties fo:font-size="14pt" style:text-underline-style="none" officeooo:rsid="000c0fb1" style:font-size-asian="12.25pt" style:font-size-complex="14pt"/>
    </style:style>
    <style:style style:name="T4" style:family="text">
      <style:text-properties fo:font-size="14pt" style:text-underline-style="none" officeooo:rsid="000cd623" style:font-size-asian="12.25pt" style:font-size-complex="14pt"/>
    </style:style>
    <style:style style:name="T5" style:family="text">
      <style:text-properties officeooo:rsid="000b109f"/>
    </style:style>
    <style:style style:name="T6" style:family="text">
      <style:text-properties officeooo:rsid="000b6fc3"/>
    </style:style>
    <style:style style:name="T7" style:family="text">
      <style:text-properties officeooo:rsid="000c0fb1"/>
    </style:style>
    <style:style style:name="T8" style:family="text">
      <style:text-properties officeooo:rsid="000cd62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QuickDoc Documentation</text:p>
      <text:p text:style-name="P2"/>
      <text:p text:style-name="P3">QuickDoc is a program built in c# that creates documentation for code. Currently the program only supports Python <text:span text:style-name="T6">and C#</text:span></text:p>
      <text:p text:style-name="P3"/>
      <text:p text:style-name="P3">The program exports documentation in text or HTMLformat.</text:p>
      <text:p text:style-name="P3"/>
      <text:p text:style-name="P3">Quickstart</text:p>
      <text:p text:style-name="P3"/>
      <text:p text:style-name="P3">Use quickdoc -h or quickdoc -help to get info on options and usage.</text:p>
      <text:p text:style-name="P3"/>
      <text:p text:style-name="P3"><text:span text:style-name="T6">Python </text:span>Flags:</text:p>
      <text:p text:style-name="P3"/>
      <text:p text:style-name="P4">#@qdfield(Description*Type)</text:p>
      <text:p text:style-name="P4">declaration</text:p>
      <text:p text:style-name="P4"/>
      <text:p text:style-name="P4">#@qdfunction(Description*Return Type</text:p>
      <text:p text:style-name="P4">declaration</text:p>
      <text:p text:style-name="P4"/>
      <text:p text:style-name="P4">function flag</text:p>
      <text:p text:style-name="P4">#@qdparam(Name*Description*Type)</text:p>
      <text:p text:style-name="P4">declaration or param</text:p>
      <text:p text:style-name="P4"/>
      <text:p text:style-name="P4">#@qdclass(Description)</text:p>
      <text:p text:style-name="P4">class</text:p>
      <text:p text:style-name="P4">…</text:p>
      <text:p text:style-name="P4">#@qdend</text:p>
      <text:p text:style-name="P3"/>
      <text:p text:style-name="P3"/>
      <text:p text:style-name="P3">Global variables should be marked with #@qdfield above the variable declaration.</text:p>
      <text:p text:style-name="P3">#@qdfield(Description*Data type)</text:p>
      <text:p text:style-name="P3"/>
      <text:p text:style-name="P3">Example</text:p>
      <text:p text:style-name="P3"/>
      <text:p text:style-name="P3">#@qdfield(A variable storing a string*string)</text:p>
      <text:p text:style-name="P3">my_string = “hello world”</text:p>
      <text:p text:style-name="P3"/>
      <text:p text:style-name="P3">Global Methods should be marked with #@qdfunction above the declaration.</text:p>
      <text:p text:style-name="P3">#@qdfunction(Description*Return Type)</text:p>
      <text:p text:style-name="P3"/>
      <text:p text:style-name="P3">#@qdfunction(Returns hello world.*string)</text:p>
      <text:p text:style-name="P3">def hello():</text:p>
      <text:p text:style-name="P3"><text:soft-page-break/><text:tab/>return “hello world”</text:p>
      <text:p text:style-name="P3"/>
      <text:p text:style-name="P3">Mark function parameters with #@qdparam(name*description*type)</text:p>
      <text:p text:style-name="P3"/>
      <text:p text:style-name="P3"/>
      <text:p text:style-name="P3">#@qdfunction(Returns the sum of the passed numbers*int)</text:p>
      <text:p text:style-name="P3">#@qdparam(x*The first number*int)</text:p>
      <text:p text:style-name="P3">#@qdparam(y*The second number*int)</text:p>
      <text:p text:style-name="P3">def sum(x,y):</text:p>
      <text:p text:style-name="P3"><text:tab/>return x+y</text:p>
      <text:p text:style-name="P3"/>
      <text:p text:style-name="P3">Mark classes wirth @qdclass(description) above the declaration. Put #@qdend at the end of the class.</text:p>
      <text:p text:style-name="P3"/>
      <text:p text:style-name="P3"/>
      <text:p text:style-name="P3">#@qdclass(Represents a person)</text:p>
      <text:p text:style-name="P3">class Person:</text:p>
      <text:p text:style-name="P3"><text:tab/>pass</text:p>
      <text:p text:style-name="P3">#@qdend</text:p>
      <text:p text:style-name="P3"/>
      <text:p text:style-name="P3">Mark Member fields and functions in the same way as globals, but with ‘m’ in the flag: #@qdfield → #@qdmfield and #@qdfunction → #@qdmfunction. <text:span text:style-name="T5">Note #@qdparam does not change.</text:span></text:p>
      <text:p text:style-name="P3"/>
      <text:p text:style-name="P4">#@qdclass(A class)</text:p>
      <text:p text:style-name="P3">class my_class:</text:p>
      <text:p text:style-name="P3"><text:tab/>def __init__(self):</text:p>
      <text:p text:style-name="P3"><text:tab/><text:tab/>#@qdmfield(Number*int)</text:p>
      <text:p text:style-name="P3"><text:tab/><text:tab/>self.number = 2</text:p>
      <text:p text:style-name="P3"/>
      <text:p text:style-name="P5"><text:span text:style-name="T1"><text:tab/>#@qdmfunction</text:span><text:span text:style-name="T2">(Returns the number multiplied by multiple*int)</text:span></text:p>
      <text:p text:style-name="P4"><text:tab/>#@qdparam(multiple*The multiple*int)</text:p>
      <text:p text:style-name="P3"><text:tab/>def <text:span text:style-name="T5">multiple</text:span>(self, multiple):</text:p>
      <text:p text:style-name="P3"><text:tab/><text:tab/>print(self.number*multiple)</text:p>
      <text:p text:style-name="P4">#@qdend</text:p>
      <text:p text:style-name="P3"/>
      <text:p text:style-name="P3"/>
      <text:p text:style-name="P7">C# Flags:</text:p>
      <text:p text:style-name="P7"/>
      <text:p text:style-name="P7">Mark classes with <text:a xlink:type="simple" xlink:href="mailto://@qdclass" text:style-name="Internet_20_link" text:visited-style-name="Visited_20_Internet_20_Link">//@qdclass</text:a>(description) above the declaration. Name and certain keywords such as static, abstract, sealed etc are automatically extracted <text:span text:style-name="T7">as well as inheritance from classes and interfaces</text:span>.</text:p>
      <text:p text:style-name="P7"/>
      <text:p text:style-name="P7">Mark the end with //@qdend</text:p>
      <text:p text:style-name="P7"/>
      <text:p text:style-name="P7"><text:soft-page-break/></text:p>
      <text:p text:style-name="P7"/>
      <text:p text:style-name="P7"/>
      <text:p text:style-name="P7"><text:bookmark-start text:name="__DdeLink__159_2269631605"/><text:a xlink:type="simple" xlink:href="mailto://@qdclass" text:style-name="Internet_20_link" text:visited-style-name="Visited_20_Internet_20_Link">//@qdclass</text:a>(This is a class)</text:p>
      <text:p text:style-name="P7">class Example</text:p>
      <text:p text:style-name="P7">{</text:p>
      <text:p text:style-name="P7"><text:tab/></text:p>
      <text:p text:style-name="P7">}</text:p>
      <text:p text:style-name="P7"><text:a xlink:type="simple" xlink:href="mailto://@qdend" text:style-name="Internet_20_link" text:visited-style-name="Visited_20_Internet_20_Link">//</text:a><text:a xlink:type="simple" xlink:href="mailto://@qdend" text:style-name="Internet_20_link" text:visited-style-name="Visited_20_Internet_20_Link"><text:span text:style-name="T7">@qdend</text:span></text:a><text:bookmark-end text:name="__DdeLink__159_2269631605"/></text:p>
      <text:p text:style-name="P7"/>
      <text:p text:style-name="P9">Mark member fields with <text:a xlink:type="simple" xlink:href="mailto://@qdmfield" text:style-name="Internet_20_link" text:visited-style-name="Visited_20_Internet_20_Link">//@qdmfield</text:a>(description). Name and type are automatically extracted from the declaration.</text:p>
      <text:p text:style-name="P9"/>
      <text:p text:style-name="P8"><text:bookmark-start text:name="__DdeLink__161_2269631605"/><text:a xlink:type="simple" xlink:href="mailto://@qdclass" text:style-name="Internet_20_link" text:visited-style-name="Visited_20_Internet_20_Link">//@qdclass</text:a>(This is a class)</text:p>
      <text:p text:style-name="P8">class Example</text:p>
      <text:p text:style-name="P8">{</text:p>
      <text:p text:style-name="P8"><text:tab/><text:a xlink:type="simple" xlink:href="mailto://@qdmfield" text:style-name="Internet_20_link" text:visited-style-name="Visited_20_Internet_20_Link">//</text:a><text:a xlink:type="simple" xlink:href="mailto://@qdmfield" text:style-name="Internet_20_link" text:visited-style-name="Visited_20_Internet_20_Link"><text:span text:style-name="T7">@qdmfield</text:span></text:a><text:span text:style-name="T7">(A string)</text:span></text:p>
      <text:p text:style-name="P8"><text:tab/><text:span text:style-name="T7">public string str = “Hello World”</text:span></text:p>
      <text:p text:style-name="P8"/>
      <text:p text:style-name="P8">}</text:p>
      <text:p text:style-name="P8"><text:a xlink:type="simple" xlink:href="mailto://@qdend" text:style-name="Internet_20_link" text:visited-style-name="Visited_20_Internet_20_Link">//</text:a><text:a xlink:type="simple" xlink:href="mailto://@qdend" text:style-name="Internet_20_link" text:visited-style-name="Visited_20_Internet_20_Link"><text:span text:style-name="T7">@qdend</text:span></text:a><text:bookmark-end text:name="__DdeLink__161_2269631605"/></text:p>
      <text:p text:style-name="P9"/>
      <text:p text:style-name="P9">Mark member functions with <text:a xlink:type="simple" xlink:href="mailto://@qdmfunction" text:style-name="Internet_20_link" text:visited-style-name="Visited_20_Internet_20_Link">//@qdmfunction</text:a>(description*return type). Name is automatically extracted.</text:p>
      <text:p text:style-name="P9"/>
      <text:p text:style-name="P8"><text:bookmark-start text:name="__DdeLink__163_2269631605"/><text:a xlink:type="simple" xlink:href="mailto://@qdclass" text:style-name="Internet_20_link" text:visited-style-name="Visited_20_Internet_20_Link">//@qdclass</text:a>(This is a class)</text:p>
      <text:p text:style-name="P8">class Example</text:p>
      <text:p text:style-name="P8">{</text:p>
      <text:p text:style-name="P8"><text:tab/><text:a xlink:type="simple" xlink:href="mailto://@qdmfield" text:style-name="Internet_20_link" text:visited-style-name="Visited_20_Internet_20_Link">//</text:a><text:a xlink:type="simple" xlink:href="mailto://@qdmfield" text:style-name="Internet_20_link" text:visited-style-name="Visited_20_Internet_20_Link"><text:span text:style-name="T7">@qdmfield</text:span></text:a><text:span text:style-name="T7">(A string)</text:span></text:p>
      <text:p text:style-name="P8"><text:tab/><text:span text:style-name="T7">public string str = “Hello World”;</text:span></text:p>
      <text:p text:style-name="P8"/>
      <text:p text:style-name="P8"/>
      <text:p text:style-name="P8"><text:tab/><text:a xlink:type="simple" xlink:href="mailto://@qdmfunction" text:style-name="Internet_20_link" text:visited-style-name="Visited_20_Internet_20_Link">//</text:a><text:a xlink:type="simple" xlink:href="mailto://@qdmfunction" text:style-name="Internet_20_link" text:visited-style-name="Visited_20_Internet_20_Link"><text:span text:style-name="T7">@qdmfunction</text:span></text:a><text:span text:style-name="T7">(Returns hello.*string)</text:span></text:p>
      <text:p text:style-name="P8"><text:tab/><text:span text:style-name="T7">public string SayHello()</text:span></text:p>
      <text:p text:style-name="P9"><text:tab/>{</text:p>
      <text:p text:style-name="P9"><text:tab/><text:tab/>return “Hello”;</text:p>
      <text:p text:style-name="P9"><text:tab/>}</text:p>
      <text:p text:style-name="P8"/>
      <text:p text:style-name="P8">}</text:p>
      <text:p text:style-name="P8"><text:a xlink:type="simple" xlink:href="mailto://@qdend" text:style-name="Internet_20_link" text:visited-style-name="Visited_20_Internet_20_Link">//</text:a><text:a xlink:type="simple" xlink:href="mailto://@qdend" text:style-name="Internet_20_link" text:visited-style-name="Visited_20_Internet_20_Link"><text:span text:style-name="T7">@qdend</text:span></text:a><text:bookmark-end text:name="__DdeLink__163_2269631605"/></text:p>
      <text:p text:style-name="P8"/>
      <text:p text:style-name="P9"/>
      <text:p text:style-name="P9"/>
      <text:p text:style-name="P9"/>
      <text:p text:style-name="P9"/>
      <text:p text:style-name="P9"><text:soft-page-break/>Mark parameters underneath the function flag but above the declaration with the tag <text:a xlink:type="simple" xlink:href="mailto://@qdparam" text:style-name="Internet_20_link" text:visited-style-name="Visited_20_Internet_20_Link">//@qdparam</text:a>(name*description*type)</text:p>
      <text:p text:style-name="P9"/>
      <text:p text:style-name="P8"><text:a xlink:type="simple" xlink:href="mailto://@qdclass" text:style-name="Internet_20_link" text:visited-style-name="Visited_20_Internet_20_Link">//@qdclass</text:a>(This is a class)</text:p>
      <text:p text:style-name="P8">class Example</text:p>
      <text:p text:style-name="P8">{</text:p>
      <text:p text:style-name="P8"><text:tab/><text:a xlink:type="simple" xlink:href="mailto://@qdmfield" text:style-name="Internet_20_link" text:visited-style-name="Visited_20_Internet_20_Link">//</text:a><text:a xlink:type="simple" xlink:href="mailto://@qdmfield" text:style-name="Internet_20_link" text:visited-style-name="Visited_20_Internet_20_Link"><text:span text:style-name="T7">@qdmfield</text:span></text:a><text:span text:style-name="T7">(A string)</text:span></text:p>
      <text:p text:style-name="P8"><text:tab/><text:span text:style-name="T7">public string str = “Hello World”;</text:span></text:p>
      <text:p text:style-name="P8"/>
      <text:p text:style-name="P8"/>
      <text:p text:style-name="P8"><text:tab/><text:a xlink:type="simple" xlink:href="mailto://@qdmfunction" text:style-name="Internet_20_link" text:visited-style-name="Visited_20_Internet_20_Link">//</text:a><text:a xlink:type="simple" xlink:href="mailto://@qdmfunction" text:style-name="Internet_20_link" text:visited-style-name="Visited_20_Internet_20_Link"><text:span text:style-name="T7">@qdmfunction</text:span></text:a><text:span text:style-name="T7">(Returns hello.*string)</text:span></text:p>
      <text:p text:style-name="P8"><text:tab/><text:span text:style-name="T7">public string SayHello()</text:span></text:p>
      <text:p text:style-name="P9"><text:tab/>{</text:p>
      <text:p text:style-name="P9"><text:tab/><text:tab/>return “Hello”;</text:p>
      <text:p text:style-name="P9"><text:tab/>}</text:p>
      <text:p text:style-name="P9"/>
      <text:p text:style-name="P9"/>
      <text:p text:style-name="P10"><text:span text:style-name="T3"><text:tab/></text:span><text:a xlink:type="simple" xlink:href="mailto://@qdmfunction" text:style-name="Internet_20_link" text:visited-style-name="Visited_20_Internet_20_Link">//</text:a><text:a xlink:type="simple" xlink:href="mailto://@qdmfunction" text:style-name="Internet_20_link" text:visited-style-name="Visited_20_Internet_20_Link"><text:span text:style-name="T4">@qdmfunction</text:span></text:a><text:span text:style-name="T4">(Prints Sum.*void)</text:span></text:p>
      <text:p text:style-name="P9"><text:tab/><text:a xlink:type="simple" xlink:href="mailto://@qdparam" text:style-name="Internet_20_link" text:visited-style-name="Visited_20_Internet_20_Link">//</text:a><text:a xlink:type="simple" xlink:href="mailto://@qdparam" text:style-name="Internet_20_link" text:visited-style-name="Visited_20_Internet_20_Link"><text:span text:style-name="T8">@qdparam</text:span></text:a><text:span text:style-name="T8">(x*The first value.*int)</text:span></text:p>
      <text:p text:style-name="P9"><text:tab/><text:a xlink:type="simple" xlink:href="mailto://@qdparam" text:style-name="Internet_20_link" text:visited-style-name="Visited_20_Internet_20_Link">//</text:a><text:a xlink:type="simple" xlink:href="mailto://@qdparam" text:style-name="Internet_20_link" text:visited-style-name="Visited_20_Internet_20_Link"><text:span text:style-name="T8">@qdparam</text:span></text:a><text:span text:style-name="T8">(y*The second value*int)</text:span></text:p>
      <text:p text:style-name="P10"><text:span text:style-name="T3"><text:tab/>public void </text:span><text:span text:style-name="T4">PrintSum</text:span><text:span text:style-name="T3">(i</text:span><text:span text:style-name="T4">nt x, int y</text:span><text:span text:style-name="T3">)</text:span></text:p>
      <text:p text:style-name="P9"><text:tab/>{</text:p>
      <text:p text:style-name="P9"><text:tab/><text:tab/>System.Console.WriteLine(<text:span text:style-name="T8">System.Convert.ToString(x+y));</text:span></text:p>
      <text:p text:style-name="P9"><text:tab/>}</text:p>
      <text:p text:style-name="P8"/>
      <text:p text:style-name="P8">}</text:p>
      <text:p text:style-name="P8"><text:a xlink:type="simple" xlink:href="mailto://@qdend" text:style-name="Internet_20_link" text:visited-style-name="Visited_20_Internet_20_Link">//</text:a><text:a xlink:type="simple" xlink:href="mailto://@qdend" text:style-name="Internet_20_link" text:visited-style-name="Visited_20_Internet_20_Link"><text:span text:style-name="T7">@qdend</text:span></text:a></text:p>
      <text:p text:style-name="P9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5-02T23:06:41.637351040</meta:creation-date>
    <dc:date>2020-05-03T17:47:30.790913782</dc:date>
    <meta:editing-duration>PT15M25S</meta:editing-duration>
    <meta:editing-cycles>4</meta:editing-cycles>
    <meta:generator>LibreOffice/6.3.5.2$Linux_X86_64 LibreOffice_project/30$Build-2</meta:generator>
    <meta:document-statistic meta:table-count="0" meta:image-count="0" meta:object-count="0" meta:page-count="4" meta:paragraph-count="99" meta:word-count="368" meta:character-count="2951" meta:non-whitespace-character-count="2641"/>
  </office:meta>
</office:document-meta>
</file>